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eea" officeooo:paragraph-rsid="00176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internet works by a global media <text:s/>world wide .It sends the information from one <text:s/>server to another local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08:36:35.726973312</meta:creation-date>
    <dc:date>2023-02-07T09:47:57.814977879</dc:date>
    <meta:editing-duration>PT1M12S</meta:editing-duration>
    <meta:editing-cycles>1</meta:editing-cycles>
    <meta:document-statistic meta:table-count="0" meta:image-count="0" meta:object-count="0" meta:page-count="1" meta:paragraph-count="1" meta:word-count="19" meta:character-count="110" meta:non-whitespace-character-count="90"/>
    <meta:generator>LibreOffice/6.4.7.2$Linux_X86_64 LibreOffice_project/40$Build-2</meta:generator>
  </office:meta>
</office:document-meta>
</file>